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203ee3" style:font-size-asian="11pt" style:font-size-complex="11pt"/>
    </style:style>
    <style:style style:name="P6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7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8" style:family="paragraph" style:parent-style-name="Standard">
      <style:text-properties style:font-name="Calibri Light" fo:font-size="11pt" officeooo:rsid="001bd41b" officeooo:paragraph-rsid="00236312" style:font-size-asian="11pt" style:font-size-complex="11pt"/>
    </style:style>
    <style:style style:name="P9" style:family="paragraph" style:parent-style-name="Standard">
      <style:text-properties style:font-name="Calibri Light" fo:font-size="10pt" fo:font-weight="bold" officeooo:rsid="0019ab4d" officeooo:paragraph-rsid="0019ab4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nsolas" fo:font-size="10pt" officeooo:rsid="0019ab4d" officeooo:paragraph-rsid="001cc558" style:font-size-asian="8.75pt" style:font-size-complex="10pt"/>
    </style:style>
    <style:style style:name="P11" style:family="paragraph" style:parent-style-name="Standard">
      <style:text-properties style:font-name="Consolas" fo:font-size="10pt" style:text-underline-style="solid" style:text-underline-width="auto" style:text-underline-color="font-color" officeooo:rsid="0019ab4d" officeooo:paragraph-rsid="001cc558" style:font-size-asian="8.75pt" style:font-size-complex="10pt"/>
    </style:style>
    <style:style style:name="P12" style:family="paragraph" style:parent-style-name="Standard">
      <style:text-properties style:font-name="Consolas" fo:font-size="10pt" style:text-underline-style="solid" style:text-underline-width="auto" style:text-underline-color="font-color" officeooo:rsid="002ced9b" officeooo:paragraph-rsid="002ced9b" style:font-size-asian="8.75pt" style:font-size-complex="10pt"/>
    </style:style>
    <style:style style:name="P13" style:family="paragraph" style:parent-style-name="Standard">
      <style:text-properties style:font-name="Calibri Light" fo:font-size="11pt" fo:font-weight="bold" officeooo:rsid="0019ab4d" officeooo:paragraph-rsid="00252d17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Calibri Light" fo:font-size="10pt" officeooo:rsid="0019ab4d" officeooo:paragraph-rsid="00252d17" style:font-size-asian="10pt" style:font-size-complex="10pt"/>
    </style:style>
    <style:style style:name="P15" style:family="paragraph" style:parent-style-name="Standard">
      <style:text-properties style:font-name="Consolas" fo:font-size="10pt" officeooo:rsid="0019ab4d" officeooo:paragraph-rsid="00252d1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03ee3" style:font-weight-asian="bold" style:font-weight-complex="bold"/>
    </style:style>
    <style:style style:name="T5" style:family="text">
      <style:text-properties fo:font-weight="bold" officeooo:rsid="00236312" style:font-weight-asian="bold" style:font-weight-complex="bold"/>
    </style:style>
    <style:style style:name="T6" style:family="text">
      <style:text-properties officeooo:rsid="001d973c"/>
    </style:style>
    <style:style style:name="T7" style:family="text">
      <style:text-properties officeooo:rsid="00236312"/>
    </style:style>
    <style:style style:name="T8" style:family="text">
      <style:text-properties fo:font-weight="normal" officeooo:rsid="00236312" style:font-weight-asian="normal" style:font-weight-complex="normal"/>
    </style:style>
    <style:style style:name="T9" style:family="text">
      <style:text-properties fo:font-weight="normal" officeooo:rsid="00252d17" style:font-weight-asian="normal" style:font-weight-complex="normal"/>
    </style:style>
    <style:style style:name="T10" style:family="text">
      <style:text-properties officeooo:rsid="00252d17"/>
    </style:style>
    <style:style style:name="T11" style:family="text">
      <style:text-properties officeooo:rsid="001cc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3"/>
      <text:p text:style-name="P8">A travé<text:span text:style-name="T6">s </text:span>de Comp<text:span text:style-name="T6">ass</text:span> de MongoDB, accede al archivo <text:span text:style-name="T1">users_1.7m.</text:span><text:span text:style-name="T5">json </text:span><text:span text:style-name="T8">en la base de datos BigData y realiza los siguientes ejercicios.</text:span></text:p>
      <text:p text:style-name="P4"/>
      <text:p text:style-name="P7">Realiza las siguientes consultas aplicando los filtros pertinentes en el cuadro de texto <text:span text:style-name="T7">y añadiendo más cribas con la extensión de Options</text:span>.</text:p>
      <text:p text:style-name="P3"/>
      <text:p text:style-name="P2">Ejercicio <text:span text:style-name="T11">1</text:span>.- <text:span text:style-name="T7">Muestra el nombre y la edad de las personas que se llamen “Elijah” y tengan una edad comprendida entre 30 y 50 años (ambos incluidos). Ordena los resultados por </text:span><text:span text:style-name="T10">la </text:span><text:span text:style-name="T7">edad (de mayor a menor).</text:span></text:p>
      <text:p text:style-name="P10"/>
      <text:p text:style-name="P12">Query:</text:p>
      <text:p text:style-name="P11">{$and:[<text:line-break/>{name:"Elijah"},<text:line-break/>{age:{$gte:30}}, <text:line-break/>{age:{$lte:50}}<text:line-break/>]}</text:p>
      <text:p text:style-name="P11"/>
      <text:p text:style-name="P12">Sort: {age: -1}</text:p>
      <text:p text:style-name="P10"/>
      <text:p text:style-name="P13">Ejercicio <text:span text:style-name="T11">2</text:span>.- <text:span text:style-name="T10">Muestra el id, nombre, edad y ciudad de las 10 personas con mayor edad que no vivan en Honolulu, Sedona, San Diego y Las Vegas. </text:span><text:span text:style-name="T7">Ordena los resultados por </text:span><text:span text:style-name="T10">la </text:span><text:span text:style-name="T7">edad (de mayor a menor), </text:span><text:span text:style-name="T10">y en su defecto por su identificador (de menor a mayor).</text:span></text:p>
      <text:p text:style-name="P14"/>
      <text:p text:style-name="P15"/>
      <text:p text:style-name="P14"/>
      <text:p text:style-name="P6"><text:span text:style-name="T1">Ejercicio </text:span><text:span text:style-name="T2">3</text:span><text:span text:style-name="T1">.-</text:span> <text:span text:style-name="T10">Muestra el nombre, edad y ciudad de la sexta y septima persona con menor edad, que sean de "Portland" o tengan un nombre que comience por la letra “V”.</text:span></text:p>
      <text:p text:style-name="P6"/>
      <text:p text:style-name="P5"><text:span text:style-name="T1">Ejercicio</text:span><text:span text:style-name="T3"> </text:span><text:span text:style-name="T4">4</text:span><text:span text:style-name="T1">.-</text:span> <text:span text:style-name="T10">Muestra el identificador de los usuarios que sean amigos de Jack y Nora, y tengan una edad inferior a 20 años. Ordena los datos por nombre (en orden alfabético), y en su defecto por ciudad (en orden alfabético).</text:span></text:p>
      <text:p text:style-name="P5"/>
      <text:p text:style-name="P5"><text:span text:style-name="T1">Ejercicio </text:span><text:span text:style-name="T4">5</text:span><text:span text:style-name="T1">.-</text:span> <text:span text:style-name="T10">Muestra el identificador, nombre y lista de amigos de las personas que no se llamen Elijah, no tengan un amigo que se llame Jack y su edad sea distinta a 97 años. Ordena los resultados por el identificador (de menor a mayor) y muestra los 100 primeros resultados de la consulta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2T12:58:22.399000000</dc:date>
    <meta:editing-duration>PT2H39M50S</meta:editing-duration>
    <meta:editing-cycles>17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1" meta:word-count="264" meta:character-count="1516" meta:non-whitespace-character-count="1262"/>
  </office:meta>
</office:document-meta>
</file>